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Condensed Light" svg:font-family="'Roboto Condensed Light'" style:font-pitch="variable"/>
    <style:font-face style:name="Roboto Medium" svg:font-family="'Roboto Medium'" style:font-pitch="variable"/>
    <style:font-face style:name="RobotoBlack" svg:font-family="RobotoBlack" style:font-pitch="variable"/>
    <style:font-face style:name="RobotoBlack1" svg:font-family="RobotoBlack" style:font-adornments="Black" style:font-pitch="variable"/>
    <style:font-face style:name="RobotoBold" svg:font-family="RobotoBold" style:font-pitch="variable"/>
    <style:font-face style:name="RobotoLight" svg:font-family="Roboto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shadow="none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9.208cm"/>
    </style:style>
    <style:style style:name="Tabla1.C" style:family="table-column">
      <style:table-column-properties style:column-width="5.001cm"/>
    </style:style>
    <style:style style:name="Tabla1.A1" style:family="table-cell">
      <style:table-cell-properties fo:background-color="#0066cc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a1.B1" style:family="table-cell">
      <style:table-cell-properties fo:background-color="#cfe7f5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a1.C1" style:family="table-cell">
      <style:table-cell-properties fo:background-color="#cfe7f5" fo:padding="0.097cm" fo:border-left="0.05pt solid #cfe7f5" fo:border-right="0.05pt solid #729fcf" fo:border-top="0.05pt solid #729fcf" fo:border-bottom="0.05pt solid #729fcf">
        <style:background-image/>
      </style:table-cell-properties>
    </style:style>
    <style:style style:name="Tabla1.A2" style:family="table-cell">
      <style:table-cell-properties fo:padding="0.097cm" fo:border-left="0.05pt solid #dddddd" fo:border-right="none" fo:border-top="none" fo:border-bottom="0.05pt solid #729fcf"/>
    </style:style>
    <style:style style:name="Tabla1.B2" style:family="table-cell">
      <style:table-cell-properties fo:padding="0.097cm" fo:border-left="none" fo:border-right="0.05pt solid #dddddd" fo:border-top="none" fo:border-bottom="0.05pt solid #729fcf"/>
    </style:style>
    <style:style style:name="Tabla1.A3" style:family="table-cell">
      <style:table-cell-properties fo:padding="0.097cm" fo:border-left="0.05pt solid #dddddd" fo:border-right="none" fo:border-top="none" fo:border-bottom="0.05pt solid #729fcf"/>
    </style:style>
    <style:style style:name="Tabla1.B3" style:family="table-cell">
      <style:table-cell-properties fo:padding="0.097cm" fo:border-left="none" fo:border-right="0.05pt solid #dddddd" fo:border-top="none" fo:border-bottom="0.05pt solid #729fcf"/>
    </style:style>
    <style:style style:name="Tabla1.A4" style:family="table-cell">
      <style:table-cell-properties fo:padding="0.097cm" fo:border-left="0.05pt solid #dddddd" fo:border-right="none" fo:border-top="none" fo:border-bottom="0.05pt solid #729fcf"/>
    </style:style>
    <style:style style:name="Tabla1.B4" style:family="table-cell">
      <style:table-cell-properties fo:padding="0.097cm" fo:border-left="none" fo:border-right="0.05pt solid #dddddd" fo:border-top="none" fo:border-bottom="0.05pt solid #729fcf"/>
    </style:style>
    <style:style style:name="Tabla1.A5" style:family="table-cell">
      <style:table-cell-properties fo:padding="0.097cm" fo:border-left="0.05pt solid #dddddd" fo:border-right="none" fo:border-top="none" fo:border-bottom="0.05pt solid #dddddd"/>
    </style:style>
    <style:style style:name="Tabla1.B5" style:family="table-cell">
      <style:table-cell-properties fo:padding="0.097cm" fo:border-left="none" fo:border-right="0.05pt solid #dddddd" fo:border-top="none" fo:border-bottom="0.05pt solid #dddddd"/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14.912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style:font-name="RobotoBlack1" fo:font-weight="bold" officeooo:rsid="00010e2d" officeooo:paragraph-rsid="00010e2d" style:font-weight-asian="bold" style:font-weight-complex="bold"/>
    </style:style>
    <style:style style:name="P2" style:family="paragraph" style:parent-style-name="Table_20_Contents">
      <style:text-properties style:font-name="RobotoBold"/>
    </style:style>
    <style:style style:name="P3" style:family="paragraph" style:parent-style-name="Table_20_Contents">
      <style:text-properties style:font-name="Roboto Medium" officeooo:rsid="0005f03f" officeooo:paragraph-rsid="0005f03f"/>
    </style:style>
    <style:style style:name="P4" style:family="paragraph" style:parent-style-name="Table_20_Contents">
      <style:text-properties style:font-name="Roboto Medium" officeooo:rsid="0009cb10" officeooo:paragraph-rsid="0009cb10"/>
    </style:style>
    <style:style style:name="P5" style:family="paragraph" style:parent-style-name="Table_20_Contents">
      <style:paragraph-properties fo:text-align="end" style:justify-single-word="false"/>
      <style:text-properties style:font-name="Roboto Condensed Light" officeooo:rsid="00010e2d" officeooo:paragraph-rsid="0001af4d"/>
    </style:style>
    <style:style style:name="P6" style:family="paragraph" style:parent-style-name="Table_20_Contents">
      <style:text-properties officeooo:rsid="0004f718" officeooo:paragraph-rsid="0004f718"/>
    </style:style>
    <style:style style:name="P7" style:family="paragraph" style:parent-style-name="Table_20_Contents">
      <style:text-properties style:font-name="RobotoLight" fo:font-size="9pt" officeooo:rsid="0005f03f" officeooo:paragraph-rsid="0007a884" style:font-size-asian="9pt" style:font-size-complex="9pt"/>
    </style:style>
    <style:style style:name="P8" style:family="paragraph" style:parent-style-name="Table_20_Contents">
      <style:text-properties style:font-name="RobotoLight" fo:font-size="9pt" officeooo:rsid="0005f03f" officeooo:paragraph-rsid="00084ba4" style:font-size-asian="9pt" style:font-size-complex="9pt"/>
    </style:style>
    <style:style style:name="P9" style:family="paragraph" style:parent-style-name="Table_20_Contents">
      <style:text-properties style:font-name="RobotoLight" fo:font-size="9pt" officeooo:rsid="0007a884" officeooo:paragraph-rsid="0007a884" style:font-size-asian="9pt" style:font-size-complex="9pt"/>
    </style:style>
    <style:style style:name="P10" style:family="paragraph" style:parent-style-name="Table_20_Contents">
      <style:text-properties style:font-name="RobotoLight" fo:font-size="9pt" officeooo:rsid="00084ba4" officeooo:paragraph-rsid="00084ba4" style:font-size-asian="9pt" style:font-size-complex="9pt"/>
    </style:style>
    <style:style style:name="P11" style:family="paragraph" style:parent-style-name="Table_20_Contents">
      <style:text-properties style:font-name="RobotoLight" fo:font-size="9pt" officeooo:rsid="000aeaab" officeooo:paragraph-rsid="000aeaab" style:font-size-asian="9pt" style:font-size-complex="9pt"/>
    </style:style>
    <style:style style:name="P12" style:family="paragraph" style:parent-style-name="Table_20_Contents">
      <style:text-properties style:font-name="RobotoLight" fo:font-weight="bold" officeooo:rsid="0005f03f" officeooo:paragraph-rsid="0007a884" style:font-weight-asian="bold" style:font-weight-complex="bold"/>
    </style:style>
    <style:style style:name="P13" style:family="paragraph" style:parent-style-name="Table_20_Contents">
      <style:text-properties style:font-name="RobotoLight" fo:font-weight="bold" officeooo:rsid="0005f03f" officeooo:paragraph-rsid="00084ba4" style:font-weight-asian="bold" style:font-weight-complex="bold"/>
    </style:style>
    <style:style style:name="P14" style:family="paragraph" style:parent-style-name="Table_20_Contents">
      <style:text-properties style:font-name="RobotoLight" fo:font-weight="bold" officeooo:rsid="00084ba4" officeooo:paragraph-rsid="00084ba4" style:font-weight-asian="bold" style:font-weight-complex="bold"/>
    </style:style>
    <style:style style:name="P15" style:family="paragraph" style:parent-style-name="Text_20_body">
      <style:text-properties officeooo:paragraph-rsid="00010e2d"/>
    </style:style>
    <style:style style:name="P16" style:family="paragraph" style:parent-style-name="Heading_20_1">
      <style:text-properties officeooo:rsid="00010e2d" officeooo:paragraph-rsid="00010e2d"/>
    </style:style>
    <style:style style:name="T1" style:family="text">
      <style:text-properties officeooo:rsid="0007a884"/>
    </style:style>
    <style:style style:name="T2" style:family="text">
      <style:text-properties officeooo:rsid="00084ba4"/>
    </style:style>
    <style:style style:name="T3" style:family="text">
      <style:text-properties officeooo:rsid="0009cb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EST APIs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GET</text:p>
          </table:table-cell>
          <table:table-cell table:style-name="Tabla1.B1" office:value-type="string">
            <text:p text:style-name="P2">/</text:p>
          </table:table-cell>
          <table:table-cell table:style-name="Tabla1.C1" office:value-type="string">
            <text:p text:style-name="P5">Estado del observatorio</text:p>
          </table:table-cell>
        </table:table-row>
        <table:table-row>
          <table:table-cell table:style-name="Tabla1.A3" office:value-type="string">
            <text:p text:style-name="P6"/>
          </table:table-cell>
          <table:table-cell table:style-name="Tabla1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P6">Sucess Response</text:p>
          </table:table-cell>
          <table:table-cell table:style-name="Tabla1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4" office:value-type="string">
            <text:p text:style-name="P6">Error Response</text:p>
          </table:table-cell>
          <table:table-cell table:style-name="Tabla1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5" office:value-type="string">
            <text:p text:style-name="P6">Examples</text:p>
          </table:table-cell>
          <table:table-cell table:style-name="Tabla1.B5" table:number-columns-spanned="2" office:value-type="string">
            <text:p text:style-name="Table_20_Contents"/>
          </table:table-cell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Estado del observatorio</text:p>
          </table:table-cell>
          <table:covered-table-cell/>
        </table:table-row>
        <table:table-row>
          <table:table-cell table:style-name="Tabla2.A2" office:value-type="string">
            <text:p text:style-name="P3">Request</text:p>
          </table:table-cell>
          <table:table-cell table:style-name="Tabla2.B2" office:value-type="string">
            <text:p text:style-name="P12">Headers</text:p>
            <text:p text:style-name="P7">GET / </text:p>
            <text:p text:style-name="P9">Accept: <text:span text:style-name="T2">application</text:span>/json</text:p>
          </table:table-cell>
        </table:table-row>
        <table:table-row>
          <table:table-cell table:style-name="Tabla2.A2" office:value-type="string">
            <text:p text:style-name="P3">Response</text:p>
          </table:table-cell>
          <table:table-cell table:style-name="Tabla2.B2" office:value-type="string">
            <text:p text:style-name="P13">Headers</text:p>
            <text:p text:style-name="P10">200 OK HTTP/1.1</text:p>
            <text:p text:style-name="P10">Content-Type: application<text:span text:style-name="T1">/json</text:span></text:p>
            <text:p text:style-name="P10"/>
            <text:p text:style-name="P14">Response</text:p>
            <text:p text:style-name="P8"><text:span text:style-name="T2">{</text:span></text:p>
            <text:p text:style-name="P8"><text:s text:c="2"/>“<text:span text:style-name="T2">id”: 1,</text:span></text:p>
            <text:p text:style-name="P8"><text:s text:c="2"/>“<text:span text:style-name="T2">name</text:span>”: “<text:span text:style-name="T3">Observatorio Francisco Sánchez</text:span>”,</text:p>
            <text:p text:style-name="P8"><text:s text:c="2"/>“<text:span text:style-name="T2">location</text:span>”: <text:span text:style-name="T2">{</text:span></text:p>
            <text:p text:style-name="P8"><text:s text:c="4"/>“<text:span text:style-name="T2">latitude</text:span>”: <text:span text:style-name="T2">number,</text:span></text:p>
            <text:p text:style-name="P8"><text:s text:c="4"/>“<text:span text:style-name="T2">longitude</text:span>”: <text:span text:style-name="T2">number</text:span></text:p>
            <text:p text:style-name="P8"><text:s text:c="2"/><text:span text:style-name="T2">},</text:span></text:p>
            <text:p text:style-name="P8"><text:s text:c="2"/>“<text:span text:style-name="T3">status</text:span>”: “<text:span text:style-name="T3">UNRESTRICTED</text:span>”</text:p>
            <text:p text:style-name="P8"><text:span text:style-name="T2">}</text:span></text:p>
          </table:table-cell>
        </table:table-row>
        <table:table-row>
          <table:table-cell table:style-name="Tabla2.A2" office:value-type="string">
            <text:p text:style-name="P4">Notes</text:p>
          </table:table-cell>
          <table:table-cell table:style-name="Tabla2.B2" office:value-type="string">
            <text:p text:style-name="P11">Status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Condensed Light" svg:font-family="'Roboto Condensed Light'" style:font-pitch="variable"/>
    <style:font-face style:name="Roboto Medium" svg:font-family="'Roboto Medium'" style:font-pitch="variable"/>
    <style:font-face style:name="RobotoBlack" svg:font-family="RobotoBlack" style:font-pitch="variable"/>
    <style:font-face style:name="RobotoBlack1" svg:font-family="RobotoBlack" style:font-adornments="Black" style:font-pitch="variable"/>
    <style:font-face style:name="RobotoBold" svg:font-family="RobotoBold" style:font-pitch="variable"/>
    <style:font-face style:name="RobotoLight" svg:font-family="Roboto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10:24.517819926</meta:creation-date>
    <meta:generator>LibreOffice/5.1.6.2.0$Linux_X86_64 LibreOffice_project/10$Build-2</meta:generator>
    <dc:date>2017-05-16T06:55:05.357404268</dc:date>
    <meta:editing-duration>PT8H32M51S</meta:editing-duration>
    <meta:editing-cycles>5</meta:editing-cycles>
    <meta:document-statistic meta:table-count="2" meta:image-count="0" meta:object-count="0" meta:page-count="1" meta:paragraph-count="28" meta:word-count="48" meta:character-count="365" meta:non-whitespace-character-count="326"/>
  </office:meta>
</office:document-meta>
</file>